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99f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talling opencv4</text:p>
      <text:p text:style-name="Standard"/>
      <text:p text:style-name="Standard"/>
      <text:p text:style-name="Standard"><text:s/>sudo apt-get purge wolfram-engine</text:p>
      <text:p text:style-name="Standard"><text:s/>sudo apt-get purge libreoffice*</text:p>
      <text:p text:style-name="Standard"><text:s/>sudo apt-get clean</text:p>
      <text:p text:style-name="Standard"><text:s/>sudo apt-get autoremove</text:p>
      <text:p text:style-name="Standard"/>
      <text:p text:style-name="Standard"/>
      <text:p text:style-name="Standard">sudo raspi-config</text:p>
      <text:p text:style-name="Standard"/>
      <text:p text:style-name="Standard">sudo reboot</text:p>
      <text:p text:style-name="Standard">df -h</text:p>
      <text:p text:style-name="Standard"/>
      <text:p text:style-name="Standard">///////////update raspberry pi3</text:p>
      <text:p text:style-name="Standard">sudo apt-get upgrade</text:p>
      <text:p text:style-name="Standard">sudo apt-get update</text:p>
      <text:p text:style-name="Standard"/>
      <text:p text:style-name="Standard">sudo nano /etc/dphys-swapfile</text:p>
      <text:p text:style-name="Standard">#set this value CONF_SWAPSIZE=2048</text:p>
      <text:p text:style-name="Standard"/>
      <text:p text:style-name="Standard"><text:s/>sudo /etc/init.d/dphys-swapfile stop</text:p>
      <text:p text:style-name="Standard"><text:s/>sudo /etc/init.d/dphys-swapfile start</text:p>
      <text:p text:style-name="Standard"/>
      <text:p text:style-name="Standard">#install prerequisite</text:p>
      <text:p text:style-name="Standard">[compiler] <text:s text:c="4"/>sudo apt-get install build-essential cmake pkg-config <text:s text:c="46"/>//developer package</text:p>
      <text:p text:style-name="Standard"><text:s text:c="15"/>sudo apt-get install libjpeg-dev libtiff5-dev libjasper-dev libpng12-dev</text:p>
      <text:p text:style-name="Standard"><text:s text:c="15"/>sudo apt-get install libavcodec-dev libavformat-dev libswscale-dev libv4l-dev</text:p>
      <text:p text:style-name="Standard"><text:s text:c="15"/>sudo apt-get install libxvidcore-dev libx264-dev</text:p>
      <text:p text:style-name="Standard"/>
      <text:p text:style-name="Standard">[required] <text:s text:c="4"/>sudo apt-get install cmake git libgtk2.0-dev pkg-config libavcodec-dev libavformat-dev libswscale-dev</text:p>
      <text:p text:style-name="Standard">[optional] <text:s text:c="4"/>sudo apt-get install python-dev python-numpy libtbb2 libtbb-dev libjpeg-dev libpng-dev libtiff-dev libjasper-dev libdc1394-22-dev</text:p>
      <text:p text:style-name="Standard"/>
      <text:p text:style-name="Standard"><text:s text:c="15"/>sudo apt-get install libgtk2.0-dev libgtk-3-dev <text:s text:c="52"/>// gui of open cv <text:s text:c="2"/>gtk package</text:p>
      <text:p text:style-name="Standard"><text:s text:c="15"/>sudo apt-get install libatlas-base-dev gfortran <text:s text:c="52"/>// matrix function</text:p>
      <text:p text:style-name="Standard"/>
      <text:p text:style-name="Standard"/>
      <text:p text:style-name="Standard">#create opencv directory and clone opencv and opencv_contrib</text:p>
      <text:p text:style-name="Standard">mkdir opencv</text:p>
      <text:p text:style-name="Standard">cd ~/opencv</text:p>
      <text:p text:style-name="Standard">git clone https://github.com/opencv/opencv.git</text:p>
      <text:p text:style-name="Standard">git clone https://github.com/opencv/opencv_contrib.git</text:p>
      <text:p text:style-name="Standard"/>
      <text:p text:style-name="Standard">#create build directory</text:p>
      <text:p text:style-name="Standard">mkdir build</text:p>
      <text:p text:style-name="Standard">cd build</text:p>
      <text:p text:style-name="Standard"/>
      <text:p text:style-name="Standard"><text:soft-page-break/></text:p>
      <text:p text:style-name="Standard">////////////////////create make file using CMAKE (observe verbose, here you can find path for openCV install directories)</text:p>
      <text:p text:style-name="P1">cmake -D CMAKE_BUILD_TYPE=Release -DCMAKE_EXTRA_MODULES_PATH=../opencv_contrib/modules/ -D CMAKE_INSTALL_PREFIX=/usr/local ../opencv -DBUILD_opencv_java=OFF -DBUILD_opencv_python2=OFF -DBUILD_opencv_python3=OFF</text:p>
      <text:p text:style-name="Standard"/>
      <text:p text:style-name="Standard"/>
      <text:p text:style-name="Standard"/>
      <text:p text:style-name="Standard"/>
      <text:p text:style-name="Standard"/>
      <text:p text:style-name="Standard">make -j4</text:p>
      <text:p text:style-name="Standard">sudo make install</text:p>
      <text:p text:style-name="Standard"/>
      <text:p text:style-name="Standard">sudo ldconfig</text:p>
      <text:p text:style-name="Standard"/>
      <text:p text:style-name="Standard">sudo nano /etc/dphys-swapfile</text:p>
      <text:p text:style-name="Standard">//////////set this value CONF_SWAPSIZE=100</text:p>
      <text:p text:style-name="Standard"/>
      <text:p text:style-name="Standard"><text:s/>sudo /etc/init.d/dphys-swapfile stop</text:p>
      <text:p text:style-name="Standard"><text:s/>sudo /etc/init.d/dphys-swapfile start</text:p>
      <text:p text:style-name="Standard"/>
      <text:p text:style-name="Standard"/>
      <text:p text:style-name="Standard"/>
      <text:p text:style-name="Standard">sudo nano /etc/ld.so.conf.d/opencv.conf</text:p>
      <text:p text:style-name="Standard"/>
      <text:p text:style-name="Standard">/usr/local/lib <text:s text:c="23"/>// <text:s/>add <text:s/>this path</text:p>
      <text:p text:style-name="Standard"/>
      <text:p text:style-name="Standard">sudo ldconfig</text:p>
      <text:p text:style-name="Standard"/>
      <text:p text:style-name="Standard"/>
      <text:p text:style-name="Standard">sudo nano /etc/bash.bashrc</text:p>
      <text:p text:style-name="Standard"/>
      <text:p text:style-name="Standard">PKG_CONFIG PATH=$PKG_CONFIG_PATH:/usr/local/lib/pkgconfig <text:s text:c="14"/>// add this path</text:p>
      <text:p text:style-name="Standard"/>
      <text:p text:style-name="Standard">export PKG_CONFIG_PATH</text:p>
      <text:p text:style-name="Standard"/>
      <text:p text:style-name="Standard"/>
      <text:p text:style-name="Standard"/>
      <text:p text:style-name="Standard"/>
      <text:p text:style-name="Standard"/>
      <text:p text:style-name="Standard">geany open cv path for build</text:p>
      <text:p text:style-name="Standard">g++ $(pkg-config opencv4 --cflags --libs) -o %e %f</text:p>
      <text:p text:style-name="Standard"/>
      <text:p text:style-name="Standard"/>
      <text:p text:style-name="Standard"/>
      <text:p text:style-name="Standard"/>
      <text:p text:style-name="Standard"/>
      <text:p text:style-name="Standard">geany open cv path for build</text:p>
      <text:p text:style-name="Standard">g++ $(pkg-config opencv4 --cflags --libs) -o %e %f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installing raspicam</text:p>
      <text:p text:style-name="Standard"/>
      <text:p text:style-name="Standard">git clone https://github.com/cedricve/raspicam.git</text:p>
      <text:p text:style-name="Standard">cd raspicam</text:p>
      <text:p text:style-name="Standard">mkdir build</text:p>
      <text:p text:style-name="Standard">cd build</text:p>
      <text:p text:style-name="Standard">cmake ..</text:p>
      <text:p text:style-name="Standard">make</text:p>
      <text:p text:style-name="Standard">sudo make install</text:p>
      <text:p text:style-name="Standard">sudo ldconfig</text:p>
      <text:p text:style-name="Standard"/>
      <text:p text:style-name="Standard"/>
      <text:p text:style-name="Standard">g++ $(pkg-config raspicam --cflags --libs) -o %e %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 Package Information for pkg-config</text:p>
      <text:p text:style-name="Standard"/>
      <text:p text:style-name="Standard">prefix=/usr/local</text:p>
      <text:p text:style-name="Standard">exec_prefix=${prefix}</text:p>
      <text:p text:style-name="Standard">libdir=${exec_prefix}/lib</text:p>
      <text:p text:style-name="Standard">includedir_old=${prefix}/include/raspicam</text:p>
      <text:p text:style-name="Standard">includedir_new=${prefix}/include/raspicam</text:p>
      <text:p text:style-name="Standard"/>
      <text:p text:style-name="Standard">Name: raspicam</text:p>
      <text:p text:style-name="Standard">Description: Open Source Computer Vision Library</text:p>
      <text:p text:style-name="Standard">Version: 2.0.0</text:p>
      <text:p text:style-name="Standard">Libs: -L${exec_prefix}/lib -lraspicam -lraspicam_cv</text:p>
      <text:p text:style-name="Standard">Libs.private: -ldl -lm -lpthread -lrt</text:p>
      <text:p text:style-name="Standard">Cflags: -I${includedir_old} -I${includedir_new}</text:p>
      <text:p text:style-name="Standard"/>
      <text:p text:style-name="Standard"/>
      <text:p text:style-name="Standard"/>
      <text:p text:style-name="Standard">Updated Geany Path</text:p>
      <text:p text:style-name="Standard"/>
      <text:p text:style-name="Standard">g++ $(pkg-config opencv4 --cflags --libs) -o g++ $(pkg-config raspicam --cflags --libs) -o %e %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4:11:56.522592625</meta:creation-date>
    <dc:date>2020-03-08T14:25:30.261065732</dc:date>
    <meta:editing-duration>PT3M23S</meta:editing-duration>
    <meta:editing-cycles>1</meta:editing-cycles>
    <meta:document-statistic meta:table-count="0" meta:image-count="0" meta:object-count="0" meta:page-count="3" meta:paragraph-count="75" meta:word-count="324" meta:character-count="3142" meta:non-whitespace-character-count="2617"/>
    <meta:generator>LibreOffice/6.1.5.2$Linux_ARM_EABI LibreOffice_project/10$Build-2</meta:generator>
  </office:meta>
</office:document-meta>
</file>